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3.07cm" fo:min-width="16.743cm"/>
    </style:style>
    <style:style style:name="gr2" style:family="graphic" style:parent-style-name="standard">
      <style:graphic-properties draw:textarea-horizontal-align="justify" draw:textarea-vertical-align="middle" draw:auto-grow-height="false" fo:min-height="0.42cm" fo:min-width="10.72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 fo:min-height="0.48cm" fo:min-width="16.834cm"/>
    </style:style>
    <style:style style:name="gr5" style:family="graphic" style:parent-style-name="standard">
      <style:graphic-properties draw:fill="solid" draw:fill-color="#7477b8" draw:textarea-horizontal-align="justify" draw:textarea-vertical-align="middle" draw:auto-grow-height="false" fo:min-height="0.625cm" fo:min-width="16.892cm"/>
    </style:style>
    <style:style style:name="gr6" style:family="graphic" style:parent-style-name="standard">
      <style:graphic-properties draw:stroke="none" svg:stroke-color="#000000" draw:fill="none" draw:fill-color="#ffffff" fo:min-height="0.226cm"/>
    </style:style>
    <style:style style:name="gr7" style:family="graphic" style:parent-style-name="standard">
      <style:graphic-properties draw:textarea-horizontal-align="justify" draw:textarea-vertical-align="middle" draw:auto-grow-height="false" fo:min-height="0.305cm" fo:min-width="16.671cm"/>
    </style:style>
    <style:style style:name="gr8" style:family="graphic" style:parent-style-name="standard">
      <style:graphic-properties draw:textarea-horizontal-align="justify" draw:textarea-vertical-align="middle" draw:auto-grow-height="false" fo:min-height="0.305cm" fo:min-width="0.082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2.623cm" fo:min-width="15.989cm" fo:padding-top="0.175cm" fo:padding-bottom="0.175cm" fo:padding-left="0.3cm" fo:padding-right="0.3cm"/>
    </style:style>
    <style:style style:name="gr11" style:family="graphic" style:parent-style-name="standard">
      <style:graphic-properties draw:textarea-horizontal-align="justify" draw:textarea-vertical-align="middle" draw:auto-grow-height="false" fo:min-height="2.476cm" fo:min-width="3.01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 draw:fill-color="#7477b8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43cm" svg:height="13.32cm" svg:x="1.962cm" svg:y="2.2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228cm" svg:height="0.67cm" draw:transform="rotate (-1.58318816448406) translate (19.335cm 3.826cm)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916cm" svg:y1="3.102cm" svg:x2="19.16cm" svg:y2="3.102cm">
          <text:p/>
        </draw:line>
        <draw:custom-shape draw:style-name="gr4" draw:text-style-name="P3" draw:layer="layout" svg:width="17.334cm" svg:height="0.73cm" svg:x="2.007cm" svg:y="3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7.392cm" svg:height="0.875cm" svg:x="1.976cm" svg:y="2.223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3.335cm" svg:height="0.962cm" svg:x="2.075cm" svg:y="2.982cm">
          <draw:text-box>
            <text:p><text:span text:style-name="T1">F</text:span>ile <text:tab/><text:tab/><text:span text:style-name="T1">I</text:span>tem <text:tab/><text:span text:style-name="T1">S</text:span>earch <text:tab/><text:tab/><text:span text:style-name="T1">H</text:span>elp</text:p>
          </draw:text-box>
        </draw:frame>
        <draw:custom-shape draw:style-name="gr7" draw:text-style-name="P1" draw:layer="layout" svg:width="17.171cm" svg:height="0.555cm" svg:x="1.985cm" svg:y="15.0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582cm" svg:height="0.555cm" svg:x="1.985cm" svg:y="15.0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73cm" svg:height="0.354cm" draw:transform="rotate (1.59435827169682) translate (2.082cm 15.55cm)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0.582cm" svg:height="0.555cm" svg:x="18.485cm" svg:y="15.05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" draw:layer="layout" svg:width="0.473cm" svg:height="0.354cm" draw:transform="rotate (1.59435827169682) translate (18.726cm 15.55cm)">
          <text:p/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0.582cm" svg:height="0.555cm" svg:x="18.721cm" svg:y="3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473cm" svg:height="0.354cm" draw:transform="rotate (-0.00279252680319189) translate (18.752cm 3.954cm)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0.582cm" svg:height="0.555cm" svg:x="18.557cm" svg:y="14.4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473cm" svg:height="0.354cm" draw:transform="rotate (-0.00279252680319189) translate (18.626cm 14.561cm)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16.589cm" svg:height="2.973cm" svg:x="2.02cm" svg:y="3.85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519cm" svg:height="2.726cm" svg:x="2.161cm" svg:y="3.95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4T22:31:04.612544646</meta:creation-date>
    <dc:title>Default</dc:title>
    <meta:editing-duration>PT50M58S</meta:editing-duration>
    <meta:editing-cycles>4</meta:editing-cycles>
    <meta:generator>LibreOffice/6.0.7.3$Linux_X86_64 LibreOffice_project/00m0$Build-3</meta:generator>
    <dc:date>2021-02-25T00:07:36.020122262</dc:date>
    <meta:document-statistic meta:object-count="17"/>
    <meta:template xlink:type="simple" xlink:actuate="onRequest" xlink:title="Default" xlink:href="../../../../../Templates/Default.otg" meta:date="2021-02-24T22:31:03.016117587"/>
  </office:meta>
</office:document-meta>
</file>